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5533" officeooo:paragraph-rsid="000d5533"/>
    </style:style>
    <style:style style:name="P2" style:family="paragraph" style:parent-style-name="Standard">
      <style:text-properties officeooo:rsid="000f4059" officeooo:paragraph-rsid="000f4059"/>
    </style:style>
    <style:style style:name="P3" style:family="paragraph" style:parent-style-name="Standard">
      <style:text-properties fo:font-weight="bold" officeooo:rsid="000f4059" officeooo:paragraph-rsid="000f4059" style:font-weight-asian="bold" style:font-weight-complex="bold"/>
    </style:style>
    <style:style style:name="P4" style:family="paragraph" style:parent-style-name="Header">
      <style:text-properties officeooo:rsid="000cd42f" officeooo:paragraph-rsid="000cd42f"/>
    </style:style>
    <style:style style:name="P5" style:family="paragraph" style:parent-style-name="Header">
      <style:text-properties officeooo:rsid="000cd42f" officeooo:paragraph-rsid="000d5533"/>
    </style:style>
    <style:style style:name="P6" style:family="paragraph" style:parent-style-name="Header">
      <style:text-properties officeooo:rsid="000d5533" officeooo:paragraph-rsid="000d5533"/>
    </style:style>
    <style:style style:name="T1" style:family="text">
      <style:text-properties officeooo:rsid="000d5533"/>
    </style:style>
    <style:style style:name="T2" style:family="text">
      <style:text-properties fo:font-weight="bold" style:font-weight-asian="bold" style:font-weight-complex="bold"/>
    </style:style>
    <style:style style:name="T3" style:family="text">
      <style:text-properties fo:font-weight="bold" officeooo:rsid="000f20c6" style:font-weight-asian="bold" style:font-weight-complex="bold"/>
    </style:style>
    <style:style style:name="T4" style:family="text">
      <style:text-properties officeooo:rsid="00105e2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For the string there the following situations, but only if not cell on the string has fallen below the minimum voltage, e.g. 2.0v for LFE type cells--</text:p>
      <text:p text:style-name="P5"/>
      <text:p text:style-name="P5">1. Full power charging</text:p>
      <text:p text:style-name="P5"/>
      <text:p text:style-name="P5">Conditions: </text:p>
      <text:p text:style-name="P5"><text:s text:c="3"/>- All modules have no cells at max voltage (e.g. after a launch).</text:p>
      <text:p text:style-name="P5"/>
      <text:p text:style-name="P5">2. Use dump, and heater to speed limited current charging</text:p>
      <text:p text:style-name="P5"/>
      <text:p text:style-name="P5">Conditions;</text:p>
      <text:p text:style-name="P5"><text:s text:c="2"/>- One or more modules that have all cells at max</text:p>
      <text:p text:style-name="P5">AND</text:p>
      <text:p text:style-name="P5"><text:s/>- Modules that do not have all cells at max, have <text:span text:style-name="T1">none of their cells at max.</text:span></text:p>
      <text:p text:style-name="P5"/>
      <text:p text:style-name="P6">3. Cell discharge resistors limit maximum charge rate.</text:p>
      <text:p text:style-name="P6"/>
      <text:p text:style-name="P6">Conditions:</text:p>
      <text:p text:style-name="P6">- One of more modules that do not have all cells at max, have one or more cells at max.</text:p>
      <text:p text:style-name="P6"/>
      <text:p text:style-name="P6"/>
      <text:p text:style-name="P6"/>
      <text:p text:style-name="P1">Situation 1: Full power charging--</text:p>
      <text:p text:style-name="P1"/>
      <text:p text:style-name="P1">This would occur after a launch. Until the first cell reaches max the charger can be set for maximum power. </text:p>
      <text:p text:style-name="P1"/>
      <text:p text:style-name="P1">Situation 2: Charging limited by dump, heater, and discharge resistors</text:p>
      <text:p text:style-name="P1"/>
      <text:p text:style-name="P1">This situation could occur when a module is added to a string where the other modules are fully charged, and the new module has no cells at max. If charger can, averagely, charge at the rate set by the discharge current. The heater, dump resistor, and FET/discharge resistors serve to (averagely) dissipate the charger current in those modules at max. When one or more of the cells in the module being charged reaches max the situation changes to #3.</text:p>
      <text:p text:style-name="P1"/>
      <text:p text:style-name="P1">Situation 3: FET/discharge resistors limit charging currents</text:p>
      <text:p text:style-name="P1"/>
      <text:p text:style-name="P1">When a module has one or more cells at max, but not all cells are at max, then the charging, (trickle charger, plus string charger), averagely, has to be equal or less than the discharge current of the FET/discharge resistors.</text:p>
      <text:p text:style-name="P1"/>
      <text:p text:style-name="Standard">The discharge resistors in '1818 boards are 30 ohms. The discharge FETs have a resistor of about 1/2 ohm. The ribbon cable &amp; connector resistance adds something on the order 1/2-1 ohm. So with a threshold voltage of 3.65v and 31 ohms the current is about 117 ma. The string charger then has to be charging, averagely, at equal or less than 117 ma.</text:p>
      <text:p text:style-name="Standard"/>
      <text:p text:style-name="Standard"><text:soft-page-break/>There is no need for having the string charger limited to the discharge resistor current since it is the average that matters. Within limits of course it doesn't matter what  current the string charger supplies. One limit is that the duration of the charger on time between voltage checks times the current, i.e. charge added, doesn't push cells near the high limit too high which have been discharging with the discharge resistor. The duration gets onto the issue with ramping up of the charger, and how often the charging is turned off and cell readings taken. When a cell reaches the max voltage the discharge fet is turned on and the cell then begins dropping; when it hits a small increment below max, the discharge fet is turned off and the cell charges back up. There is a small voltage dithering around max until all cells have hit the max at which time the charging is complete, and a timed discharge is done to put the cells on the voltage plateau. Before all the cells hit max the cells still being brought up are dealing with current*time so it doesn't matter if the current is high and the duration short, or the current low and the duration long. If the string charger current is equal to the discharge resistor current the charging can be continuous, but that doesn't change the amount of time required to bring those cells up to max as the average charging level is still set by the discharge resistor current. The time * duration of the discharge resistors for the cells around max is what controls.</text:p>
      <text:p text:style-name="Standard"/>
      <text:p text:style-name="P3">Dump resistor control</text:p>
      <text:p text:style-name="P2"/>
      <text:p text:style-name="P2">The dump resistor has two uses. One is to discharge the cells down to the plateau voltage once all the cells have reached max. The other is add discharge current to all the cells when situation #2 above is in effect. This allows a larger charger current to bring up a low module.</text:p>
      <text:p text:style-name="P2"/>
      <text:p text:style-name="P3">Heater resistor control</text:p>
      <text:p text:style-name="P2"/>
      <text:p text:style-name="P2">The resistor is has two uses. One is to heat the module when it is too cold. The other is to increase the charger current for situation #2. </text:p>
      <text:p text:style-name="P2"/>
      <text:p text:style-name="P3">Discharge resistor control</text:p>
      <text:p text:style-name="P2"/>
      <text:p text:style-name="P2">The cell FETs control the discharge resistors, and is the only way the charge on individual cells can be controlled. The FETs can turn on/off about 117 ma of cell discharge current. The trickle charger, for 3.65v and 18 cells, produces about 80 ma. The string charger can produce 0 – about 8a <text:span text:style-name="T4">and can be set via CAN msgs.</text:span></text:p>
      <text:p text:style-name="P2"/>
      <text:p text:style-name="P2"/>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cd42f" officeooo:paragraph-rsid="000cd42f"/>
    </style:style>
    <style:style style:name="MT1" style:family="text">
      <style:text-properties fo:font-weight="bold" officeooo:rsid="000f20c6" style:font-weight-asian="bold" style:font-weight-complex="bold"/>
    </style:style>
    <style:style style:name="MT2" style:family="text">
      <style:text-properties fo:font-weight="bold"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Page <text:page-number text:select-page="current">2</text:page-number> <text:s/><text:tab/><text:span text:style-name="MT1">String </text:span><text:span text:style-name="MT2">Charging strategies </text:span><text:s text:c="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1-12T20:15:40.983962410</meta:creation-date>
    <dc:date>2022-11-12T21:34:14.986998333</dc:date>
    <meta:editing-duration>PT2M24S</meta:editing-duration>
    <meta:editing-cycles>2</meta:editing-cycles>
    <meta:generator>LibreOffice/5.1.6.2$Linux_X86_64 LibreOffice_project/10m0$Build-2</meta:generator>
    <meta:document-statistic meta:table-count="0" meta:image-count="0" meta:object-count="0" meta:page-count="2" meta:paragraph-count="27" meta:word-count="763" meta:character-count="4262" meta:non-whitespace-character-count="3510"/>
  </office:meta>
</office:document-meta>
</file>